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33cc66" draw:textarea-horizontal-align="center" draw:textarea-vertical-align="middle"/>
    </style:style>
    <style:style style:name="gr3" style:family="graphic" style:parent-style-name="standard">
      <style:graphic-properties draw:fill="solid" draw:fill-color="#9966cc" draw:textarea-horizontal-align="center" draw:textarea-vertical-align="middle"/>
    </style:style>
    <style:style style:name="gr4" style:family="graphic" style:parent-style-name="standard">
      <style:graphic-properties draw:fill="solid" draw:fill-color="#ff808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08cm" draw:shadow="hidden"/>
    </style:style>
    <style:style style:name="gr7" style:family="graphic" style:parent-style-name="standard">
      <style:graphic-properties draw:fill="none" draw:fill-color="#c0c0c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1.268cm" svg:height="0.46cm" svg:x="3.674cm" svg:y="6.413cm">
          <text:p text:style-name="P1"><text:span text:style-name="T1">ATerm</text:span></text:p>
        </draw:rect>
        <draw:g>
          <draw:rect draw:style-name="gr2" draw:text-style-name="P2" draw:layer="layout" svg:width="2.304cm" svg:height="0.46cm" svg:x="5.256cm" svg:y="5.234cm">
            <text:p text:style-name="P1"><text:span text:style-name="T1">Parse Table</text:span></text:p>
          </draw:rect>
          <draw:rect draw:style-name="gr2" draw:text-style-name="P2" draw:layer="layout" svg:width="1.428cm" svg:height="0.46cm" svg:x="3.699cm" svg:y="5.234cm">
            <text:p text:style-name="P1"><text:span text:style-name="T1">AsFix</text:span></text:p>
          </draw:rect>
          <draw:rect draw:style-name="gr3" draw:text-style-name="P2" draw:layer="layout" svg:width="1.099cm" svg:height="0.46cm" svg:x="7.737cm" svg:y="5.234cm">
            <text:p text:style-name="P1"><text:span text:style-name="T1">Box</text:span></text:p>
          </draw:rect>
          <draw:rect draw:style-name="gr4" draw:text-style-name="P2" draw:layer="layout" svg:width="2.089cm" svg:height="0.46cm" svg:x="9.039cm" svg:y="5.234cm">
            <text:p text:style-name="P1"><text:span text:style-name="T1">Summary</text:span></text:p>
          </draw:rect>
          <draw:rect draw:style-name="gr1" draw:text-style-name="P2" draw:layer="layout" svg:width="1.087cm" svg:height="0.46cm" svg:x="13.854cm" svg:y="5.234cm">
            <text:p text:style-name="P1"><text:span text:style-name="T1">Graph</text:span></text:p>
          </draw:rect>
          <draw:rect draw:style-name="gr1" draw:text-style-name="P2" draw:layer="layout" svg:width="0.933cm" svg:height="0.439cm" svg:x="12.753cm" svg:y="5.255cm">
            <text:p text:style-name="P1"><text:span text:style-name="T1">ADT</text:span></text:p>
          </draw:rect>
          <draw:rect draw:style-name="gr1" draw:text-style-name="P2" draw:layer="layout" svg:width="1.382cm" svg:height="0.46cm" svg:x="11.228cm" svg:y="5.234cm">
            <text:p text:style-name="P1"><text:span text:style-name="T1">Location</text:span></text:p>
          </draw:rect>
        </draw:g>
        <draw:line draw:style-name="gr5" draw:text-style-name="P3" draw:layer="layout" svg:x1="4.406cm" svg:y1="5.705cm" svg:x2="4.406cm" svg:y2="6.39cm">
          <text:p text:style-name="P1"><text:span text:style-name="T2">is-a</text:span></text:p>
        </draw:line>
        <draw:line draw:style-name="gr5" draw:text-style-name="P3" draw:layer="layout" svg:x1="6.272cm" svg:y1="5.718cm" svg:x2="6.272cm" svg:y2="6.403cm">
          <text:p text:style-name="P1"><text:span text:style-name="T2">is-a</text:span></text:p>
        </draw:line>
        <draw:line draw:style-name="gr5" draw:text-style-name="P3" draw:layer="layout" svg:x1="8.257cm" svg:y1="5.706cm" svg:x2="8.257cm" svg:y2="6.391cm">
          <text:p text:style-name="P1"><text:span text:style-name="T2">is-a</text:span></text:p>
        </draw:line>
        <draw:line draw:style-name="gr5" draw:text-style-name="P3" draw:layer="layout" svg:x1="10.04cm" svg:y1="5.718cm" svg:x2="10.04cm" svg:y2="6.403cm">
          <text:p text:style-name="P1"><text:span text:style-name="T2">is-a</text:span></text:p>
        </draw:line>
        <draw:line draw:style-name="gr5" draw:text-style-name="P3" draw:layer="layout" svg:x1="11.951cm" svg:y1="5.705cm" svg:x2="11.951cm" svg:y2="6.39cm">
          <text:p text:style-name="P1"><text:span text:style-name="T2">is-a</text:span></text:p>
        </draw:line>
        <draw:line draw:style-name="gr5" draw:text-style-name="P3" draw:layer="layout" svg:x1="13.199cm" svg:y1="5.706cm" svg:x2="13.199cm" svg:y2="6.391cm">
          <text:p text:style-name="P1"><text:span text:style-name="T2">is-a</text:span></text:p>
        </draw:line>
        <draw:g>
          <draw:frame draw:style-name="gr6" draw:text-style-name="P5" draw:layer="layout" svg:width="8.698cm" svg:height="0.758cm" svg:x="3.688cm" svg:y="8.163cm">
            <draw:text-box>
              <text:p text:style-name="P4"><text:span text:style-name="T3">Key</text:span><text:span text:style-name="T1"> <text:s text:c="14"/>= data format, <text:s text:c="11"/>= is-a relation <text:s text:c="3"/></text:span></text:p>
            </draw:text-box>
          </draw:frame>
          <draw:rect draw:style-name="gr7" draw:text-style-name="P6" draw:layer="layout" svg:width="0.945cm" svg:height="0.555cm" svg:x="4.98cm" svg:y="8.247cm">
            <text:p text:style-name="P4"/>
          </draw:rect>
          <draw:line draw:style-name="gr5" draw:text-style-name="P3" draw:layer="layout" svg:x1="8.863cm" svg:y1="8.129cm" svg:x2="8.863cm" svg:y2="8.814cm">
            <text:p text:style-name="P1"><text:span text:style-name="T2">is-a</text:span></text:p>
          </draw:line>
        </draw:g>
        <draw:line draw:style-name="gr5" draw:text-style-name="P3" draw:layer="layout" svg:x1="14.355cm" svg:y1="5.687cm" svg:x2="14.355cm" svg:y2="6.372cm">
          <text:p text:style-name="P1"><text:span text:style-name="T2">is-a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19T23:35:16</dc:date>
    <dc:language>en-US</dc:language>
    <meta:editing-cycles>17</meta:editing-cycles>
    <meta:editing-duration>P1DT15H37M5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